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
  <manifest:file-entry manifest:full-path="ObjectReplacements/Object 2" manifest:media-type=""/>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760" officeooo:paragraph-rsid="00199760"/>
    </style:style>
    <style:style style:name="P2" style:family="paragraph" style:parent-style-name="Standard">
      <style:text-properties officeooo:rsid="001c197f" officeooo:paragraph-rsid="001c197f"/>
    </style:style>
    <style:style style:name="P3" style:family="paragraph" style:parent-style-name="Standard">
      <style:text-properties officeooo:rsid="001c197f" officeooo:paragraph-rsid="001c5d49"/>
    </style:style>
    <style:style style:name="P4" style:family="paragraph" style:parent-style-name="Standard">
      <style:text-properties officeooo:rsid="001c5d49" officeooo:paragraph-rsid="001c5d49"/>
    </style:style>
    <style:style style:name="P5" style:family="paragraph" style:parent-style-name="Standard">
      <style:text-properties officeooo:rsid="001d332c" officeooo:paragraph-rsid="001d332c"/>
    </style:style>
    <style:style style:name="P6" style:family="paragraph" style:parent-style-name="Standard">
      <style:text-properties officeooo:rsid="001eee7c" officeooo:paragraph-rsid="001eee7c"/>
    </style:style>
    <style:style style:name="P7" style:family="paragraph" style:parent-style-name="Standard">
      <style:text-properties officeooo:rsid="001bd94a" officeooo:paragraph-rsid="001ac83c"/>
    </style:style>
    <style:style style:name="P8" style:family="paragraph" style:parent-style-name="Standard">
      <style:text-properties officeooo:rsid="001d332c" officeooo:paragraph-rsid="001d332c"/>
    </style:style>
    <style:style style:name="P9" style:family="paragraph" style:parent-style-name="Standard">
      <style:paragraph-properties fo:text-align="center" style:justify-single-word="false"/>
      <style:text-properties officeooo:rsid="001d332c" officeooo:paragraph-rsid="001d332c"/>
    </style:style>
    <style:style style:name="P10" style:family="paragraph" style:parent-style-name="Standard">
      <style:paragraph-properties fo:text-align="start" style:justify-single-word="false"/>
      <style:text-properties officeooo:rsid="001d332c" officeooo:paragraph-rsid="001d332c"/>
    </style:style>
    <style:style style:name="P11" style:family="paragraph" style:parent-style-name="Standard">
      <style:text-properties officeooo:paragraph-rsid="0024c1f0"/>
    </style:style>
    <style:style style:name="P12" style:family="paragraph" style:parent-style-name="Standard">
      <style:text-properties officeooo:rsid="0024c1f0" officeooo:paragraph-rsid="0024c1f0"/>
    </style:style>
    <style:style style:name="P13" style:family="paragraph" style:parent-style-name="Standard">
      <style:paragraph-properties fo:text-align="center" style:justify-single-word="false"/>
      <style:text-properties officeooo:rsid="0024c1f0" officeooo:paragraph-rsid="0024c1f0"/>
    </style:style>
    <style:style style:name="P14" style:family="paragraph" style:parent-style-name="Standard">
      <style:text-properties officeooo:rsid="0026273b" officeooo:paragraph-rsid="0026273b"/>
    </style:style>
    <style:style style:name="P15" style:family="paragraph" style:parent-style-name="Standard">
      <style:paragraph-properties fo:text-align="start" style:justify-single-word="false"/>
      <style:text-properties officeooo:rsid="002a552a" officeooo:paragraph-rsid="002a552a"/>
    </style:style>
    <style:style style:name="P16" style:family="paragraph" style:parent-style-name="Standard">
      <style:paragraph-properties fo:text-align="start" style:justify-single-word="false"/>
      <style:text-properties officeooo:rsid="002a552a" officeooo:paragraph-rsid="002c3e2a"/>
    </style:style>
    <style:style style:name="P17" style:family="paragraph" style:parent-style-name="Standard">
      <style:paragraph-properties fo:text-align="start" style:justify-single-word="false"/>
      <style:text-properties officeooo:rsid="002a552a" officeooo:paragraph-rsid="002c7d9d"/>
    </style:style>
    <style:style style:name="P18" style:family="paragraph" style:parent-style-name="Standard">
      <style:paragraph-properties fo:text-align="center" style:justify-single-word="false"/>
      <style:text-properties officeooo:rsid="002a552a" officeooo:paragraph-rsid="002a552a"/>
    </style:style>
    <style:style style:name="P19" style:family="paragraph" style:parent-style-name="Standard">
      <style:paragraph-properties fo:text-align="start" style:justify-single-word="false"/>
      <style:text-properties officeooo:rsid="002c7d9d" officeooo:paragraph-rsid="002c7d9d"/>
    </style:style>
    <style:style style:name="P20" style:family="paragraph" style:parent-style-name="Standard">
      <style:paragraph-properties fo:text-align="start" style:justify-single-word="false"/>
      <style:text-properties officeooo:rsid="002df22f" officeooo:paragraph-rsid="002df22f"/>
    </style:style>
    <style:style style:name="T1" style:family="text">
      <style:text-properties officeooo:rsid="001ac83c"/>
    </style:style>
    <style:style style:name="T2" style:family="text">
      <style:text-properties officeooo:rsid="001c5d49"/>
    </style:style>
    <style:style style:name="T3" style:family="text">
      <style:text-properties officeooo:rsid="0021a796"/>
    </style:style>
    <style:style style:name="T4" style:family="text">
      <style:text-properties officeooo:rsid="002277d9"/>
    </style:style>
    <style:style style:name="T5" style:family="text">
      <style:text-properties officeooo:rsid="002357d3"/>
    </style:style>
    <style:style style:name="T6" style:family="text">
      <style:text-properties officeooo:rsid="0024c1f0"/>
    </style:style>
    <style:style style:name="T7" style:family="text">
      <style:text-properties fo:font-style="italic" style:font-style-asian="italic" style:font-style-complex="italic"/>
    </style:style>
    <style:style style:name="T8" style:family="text">
      <style:text-properties fo:font-style="italic" officeooo:rsid="002c7d9d"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fa2e" style:font-style-asian="normal" style:font-style-complex="normal"/>
    </style:style>
    <style:style style:name="T11" style:family="text">
      <style:text-properties fo:font-style="normal" officeooo:rsid="00296cdc" style:font-style-asian="normal" style:font-style-complex="normal"/>
    </style:style>
    <style:style style:name="T12" style:family="text">
      <style:text-properties officeooo:rsid="002c3e2a"/>
    </style:style>
    <style:style style:name="T13" style:family="text">
      <style:text-properties officeooo:rsid="002c7d9d"/>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1"/>
      <text:p text:style-name="P1">Text mining <text:span text:style-name="T1">can be defined as </text:span>the analysis of large scale volumes of documents using statistical and machine learning methods. <text:span text:style-name="T1">Development and application of text mining methods may significantly alleviate the resources and time that is otherwise spent in analysis. In addition the information that can be obtained using machine learning approaches is much richer and based on a more solid ground than what can be achieved with more conventional methods such as expert reviewing.</text:span></text:p>
      <text:p text:style-name="P1"/>
      <text:p text:style-name="P7">The initial steps in any text mining approach generally involve document parsing, filtering <text:span text:style-name="T5">out</text:span> semantically meaningless words <text:s/>and formatting to a matrix of document-terms vectors that can be used as input to different machine learning algorithms. </text:p>
      <text:p text:style-name="P2">In the next steps, and since the document-term matrix can get very large, optional dimensionality reduction algorithms can be applied. This is the case f<text:span text:style-name="T3">or</text:span> the method known as LSA (Latent Semantic Analysis), which uses <text:span text:style-name="T3">a type of</text:span> matrix decomposition (SVD, Singular Value Decomposition) to reduce the original matrix to <text:span text:style-name="T4">a </text:span>smaller <text:span text:style-name="T4">one product of </text:span>document and terms <text:span text:style-name="T4">vectors </text:span>space representations.</text:p>
      <text:p text:style-name="P2"/>
      <text:p text:style-name="P3">In the proposed use case, the corpora of <text:span text:style-name="T2">sets</text:span> <text:span text:style-name="T2">of </text:span>documents are already processed to the point of a <text:span text:style-name="T5">b</text:span>ag-<text:span text:style-name="T5">o</text:span>f-<text:span text:style-name="T5">w</text:span>ords per corpus. <text:span text:style-name="T2">In this approach, a corpus of documents is represented by a file with the vocabulary of unique words, and a file with indexed absolute frequencies per document per term.</text:span></text:p>
      <text:p text:style-name="P4">While disregarding word order and context, this approach has been proven to be very useful for document clustering and topic extraction in many occasions.</text:p>
      <text:p text:style-name="P4"/>
      <text:p text:style-name="P6">Furthermore, the provided corpora are not labeled in any way. There is no previous knowledge on the number or the nature of the topics that there may be present.</text:p>
      <text:p text:style-name="P6">In this sense an approach involving an -optional, depending on original size- initial step of LSA (Latent Semantic Analysis) (TruncatedSVD) for dimensionality reduction followed by K-Means would have the downside of some additional analysis in search of an optimal number of groups.</text:p>
      <text:p text:style-name="P4"/>
      <text:p text:style-name="P4"/>
      <text:p text:style-name="P5"><text:span text:style-name="T5">Material and </text:span>Methods</text:p>
      <text:p text:style-name="P5"/>
      <text:p text:style-name="P5"/>
      <text:p text:style-name="P14">Description of the datasets</text:p>
      <text:p text:style-name="P14"/>
      <text:p text:style-name="P11"><text:span text:style-name="T5">The analyzed datasets in this study consist of a set of text corpora that have already been preprocessed to a bag-of-words format and cover a large range in terms of size (from 1500 documents in the smaller corpus to </text:span>8 200 000 <text:span text:style-name="T5">in the larger) and vocabulary (minimum vocabulary size is 6906, maximum is </text:span>141043<text:span text:style-name="T6">). The documents have no classes or metadata whatsoever. </text:span></text:p>
      <text:p text:style-name="P5"/>
      <text:p text:style-name="P5">Generating and weighting Document-Term matrices</text:p>
      <text:p text:style-name="P5"/>
      <text:p text:style-name="P12">For every pair of vocabulary and frequencies files, custom functions were implemented to read in the data, generating a list for the vocabulary and a <text:span text:style-name="T7">compressed sparse row</text:span> Document-Term matrix.</text:p>
      <text:p text:style-name="P12">Next, absolute term frequencies (word counts) were transformed into the more robust metric TFIDF (<text:span text:style-name="T7">Term Frequency Inverse Document Frequency</text:span><text:span text:style-name="T9">). By </text:span><text:span text:style-name="T10">introducing into the equation the</text:span><text:span text:style-name="T9"> frequency of each </text:span><text:span text:style-name="T10">term</text:span><text:span text:style-name="T9"> across the corpus </text:span><text:span text:style-name="T10">and </text:span><text:span text:style-name="T9">the length of each document, </text:span><text:span text:style-name="T10">TFIDF is a more reliable measure of how discriminative words are as topic representing. </text:span><text:span text:style-name="T11">In addition, it might help improve the performance in clustering and class prediction.</text:span></text:p>
      <text:p text:style-name="P12"/>
      <text:p text:style-name="P12"/>
      <text:p text:style-name="P12"/>
      <text:p text:style-name="P13"><text:soft-page-break/></text:p>
      <text:p text:style-name="P9"><draw:frame draw:style-name="fr1" draw:name="Object2" text:anchor-type="as-char" svg:y="-0.3319in" svg:width="1.348in" svg:height="0.5756in" draw:z-index="0"><draw:object xlink:href="./Object 2" xlink:type="simple" xlink:show="embed" xlink:actuate="onLoad"/><draw:image xlink:href="./ObjectReplacements/Object 2" xlink:type="simple" xlink:show="embed" xlink:actuate="onLoad"/></draw:frame></text:p>
      <text:p text:style-name="P9"/>
      <text:p text:style-name="P9"><draw:frame draw:style-name="fr1" draw:name="Object1" text:anchor-type="as-char" svg:y="-0.198in" svg:width="1.7016in" svg:height="0.2902in" draw:z-index="1"><draw:object xlink:href="./Object 1" xlink:type="simple" xlink:show="embed" xlink:actuate="onLoad"/><draw:image xlink:href="./ObjectReplacements/Object 1" xlink:type="simple" xlink:show="embed" xlink:actuate="onLoad"/></draw:frame></text:p>
      <text:p text:style-name="P9"/>
      <text:p text:style-name="P10"/>
      <text:p text:style-name="P15">Singular Value Decomposition (SVD) of the Document-Term matrix</text:p>
      <text:p text:style-name="P15"/>
      <text:p text:style-name="P17">The DTM is very sparse. For a particular document (row), out of all the terms in the vocabulary, only a few of them will be nonzero in the vector. One important implication is that there are columns in which most values will be zero, representing almost meaningless terms that can be regarded as noise. <text:span text:style-name="T12">A common approach to get rid of this useless columns is to perform some dimensionality reduction to the weighted DTM. </text:span></text:p>
      <text:p text:style-name="P17"><text:span text:style-name="T12">TruncatedSVD is a popular choice in this sense. When applied to document-term matrices it is also known as Latent Semantic Analysis (LSA) because it can be seen as a way to transform the matrix into a lower dimensional “semantic” space.</text:span></text:p>
      <text:p text:style-name="P19">For a DTM X, the approximated X’ SVD decomposition is:</text:p>
      <text:p text:style-name="P18"/>
      <text:p text:style-name="P18"><draw:frame draw:style-name="fr1" draw:name="Object3" text:anchor-type="as-char" svg:y="-0.2154in" svg:width="1.1189in" svg:height="0.2598in" draw:z-index="2"><draw:object xlink:href="./Object 3" xlink:type="simple" xlink:show="embed" xlink:actuate="onLoad"/><draw:image xlink:href="./ObjectReplacements/Object 3" xlink:type="simple" xlink:show="embed" xlink:actuate="onLoad"/></draw:frame></text:p>
      <text:p text:style-name="P18"/>
      <text:p text:style-name="P15"/>
      <text:p text:style-name="P17"><text:span text:style-name="T13">LSA requires an user-defined value of </text:span><text:span text:style-name="T8">s</text:span> singular values. <text:s/><text:span text:style-name="T13">The smaller, the greater dimensionality reduction, at the cost of losing part of the structure in the original matrix.</text:span></text:p>
      <text:p text:style-name="P19">In the current study, values of <text:span text:style-name="T7">s</text:span> where independently chosen for every corpus of documents such that at least 75% of the original variance was preserved in the dimension reduced DTM</text:p>
      <text:p text:style-name="P15">selected to preserve as much of the variance structure </text:p>
      <text:p text:style-name="P15"/>
      <text:p text:style-name="P15"/>
      <text:p text:style-name="P20">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55:13.546065738</meta:creation-date>
    <dc:date>2018-02-28T17:55:39.937958727</dc:date>
    <meta:editing-duration>P1DT12H31M14S</meta:editing-duration>
    <meta:editing-cycles>7</meta:editing-cycles>
    <meta:generator>LibreOffice/5.4.5.1$Linux_X86_64 LibreOffice_project/40m0$Build-1</meta:generator>
    <meta:document-statistic meta:table-count="0" meta:image-count="0" meta:object-count="3" meta:page-count="2" meta:paragraph-count="25" meta:word-count="690" meta:character-count="4294" meta:non-whitespace-character-count="3620"/>
  </office:meta>
</office:document-meta>
</file>

<file path=Object 1/content.xml><?xml version="1.0" encoding="utf-8"?>
<math xmlns="http://www.w3.org/1998/Math/MathML" display="block">
  <semantics>
    <mrow>
      <mi mathvariant="italic">tf</mi>
      <mrow>
        <msub>
          <mi mathvariant="italic">idf</mi>
          <mi>t</mi>
        </msub>
        <mo stretchy="false">=</mo>
        <mrow>
          <msub>
            <mi mathvariant="italic">tf</mi>
            <mrow>
              <mo fence="true" stretchy="false">(</mo>
              <mrow>
                <mrow>
                  <mi>t</mi>
                  <mi>,</mi>
                  <mi>d</mi>
                </mrow>
              </mrow>
              <mo fence="true" stretchy="false">)</mo>
            </mrow>
          </msub>
          <mo stretchy="false">×</mo>
          <msub>
            <mi mathvariant="italic">idf</mi>
            <mi>t</mi>
          </msub>
        </mrow>
      </mrow>
    </mrow>
    <annotation encoding="StarMath 5.0">tf idf_t = tf_(t,d)  times idf_t
</annotation>
  </semantics>
</math>
</file>

<file path=Object 2/content.xml><?xml version="1.0" encoding="utf-8"?>
<math xmlns="http://www.w3.org/1998/Math/MathML" display="block">
  <semantics>
    <mrow>
      <mrow>
        <msub>
          <mi mathvariant="italic">idf</mi>
          <mi>t</mi>
        </msub>
        <mo stretchy="false">=</mo>
        <msub>
          <mi>log</mi>
          <mn>2</mn>
        </msub>
      </mrow>
      <mrow>
        <mo fence="true" stretchy="true">(</mo>
        <mrow>
          <mfrac>
            <mi>N</mi>
            <msub>
              <mi mathvariant="italic">df</mi>
              <mi>t</mi>
            </msub>
          </mfrac>
        </mrow>
        <mo fence="true" stretchy="true">)</mo>
      </mrow>
    </mrow>
    <annotation encoding="StarMath 5.0">idf_t = log_2 left ( {N} over {df_t} right )  </annotation>
  </semantics>
</math>
</file>

<file path=Object 3/content.xml><?xml version="1.0" encoding="utf-8"?>
<math xmlns="http://www.w3.org/1998/Math/MathML" display="block">
  <semantics>
    <mrow>
      <mi>X</mi>
      <mrow>
        <mi>'</mi>
        <mo stretchy="false">≈</mo>
        <mi>U</mi>
      </mrow>
      <mi>D</mi>
      <msup>
        <mi>V</mi>
        <mi>T</mi>
      </msup>
    </mrow>
    <annotation encoding="StarMath 5.0">X'approx  U D V^{T}</annotation>
  </semantics>
</math>
</file>